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CA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CA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CA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Type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Type</text:p>
          </table:table-cell>
          <table:table-cell office:value-type="string">
            <text:p>YES</text:p>
          </table:table-cell>
          <table:table-cell office:value-type="string">
            <text:p> </text:p>
          </table:table-cell>
          <table:table-cell table:number-columns-repeated="253"/>
        </table:table-row>
        <table:table-row table:style-name="ro2">
          <table:table-cell office:value-type="string">
            <text:p>Version</text:p>
          </table:table-cell>
          <table:table-cell office:value-type="string">
            <text:p>NO</text:p>
          </table:table-cell>
          <table:table-cell table:style-name="ce3" office:value-type="string">
            <text:p>1,2,3</text:p>
          </table:table-cell>
          <table:table-cell table:number-columns-repeated="253"/>
        </table:table-row>
        <table:table-row table:style-name="ro2">
          <table:table-cell office:value-type="string">
            <text:p>Name</text:p>
          </table:table-cell>
          <table:table-cell office:value-type="string">
            <text:p>YES</text:p>
          </table:table-cell>
          <table:table-cell table:style-name="ce3" office:value-type="string">
            <text:p>1,2,3</text:p>
          </table:table-cell>
          <table:table-cell table:number-columns-repeated="253"/>
        </table:table-row>
        <table:table-row table:style-name="ro2">
          <table:table-cell office:value-type="string">
            <text:p>GenericName</text:p>
          </table:table-cell>
          <table:table-cell office:value-type="string">
            <text:p>NO</text:p>
          </table:table-cell>
          <table:table-cell table:style-name="ce3" office:value-type="string">
            <text:p>1,2,3</text:p>
          </table:table-cell>
          <table:table-cell table:number-columns-repeated="253"/>
        </table:table-row>
        <table:table-row table:style-name="ro2">
          <table:table-cell office:value-type="string">
            <text:p>NoDisplay</text:p>
          </table:table-cell>
          <table:table-cell office:value-type="string">
            <text:p>NO</text:p>
          </table:table-cell>
          <table:table-cell table:style-name="ce3" office:value-type="string">
            <text:p>1,2,3</text:p>
          </table:table-cell>
          <table:table-cell table:number-columns-repeated="25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NO</text:p>
          </table:table-cell>
          <table:table-cell table:style-name="ce3" office:value-type="string">
            <text:p>1,2,3</text:p>
          </table:table-cell>
          <table:table-cell table:number-columns-repeated="253"/>
        </table:table-row>
        <table:table-row table:style-name="ro2">
          <table:table-cell office:value-type="string">
            <text:p>Icon</text:p>
          </table:table-cell>
          <table:table-cell office:value-type="string">
            <text:p>NO</text:p>
          </table:table-cell>
          <table:table-cell table:style-name="ce3" office:value-type="string">
            <text:p>1,2,3</text:p>
          </table:table-cell>
          <table:table-cell table:number-columns-repeated="253"/>
        </table:table-row>
        <table:table-row table:style-name="ro2">
          <table:table-cell office:value-type="string">
            <text:p>Hidden</text:p>
          </table:table-cell>
          <table:table-cell office:value-type="string">
            <text:p>NO</text:p>
          </table:table-cell>
          <table:table-cell table:style-name="ce3" office:value-type="string">
            <text:p>1,2,3</text:p>
          </table:table-cell>
          <table:table-cell table:number-columns-repeated="253"/>
        </table:table-row>
        <table:table-row table:style-name="ro2">
          <table:table-cell office:value-type="string">
            <text:p>OnlyShowIn, NotShowIn</text:p>
          </table:table-cell>
          <table:table-cell office:value-type="string">
            <text:p>NO</text:p>
          </table:table-cell>
          <table:table-cell table:style-name="ce3" office:value-type="string">
            <text:p>1,2,3</text:p>
          </table:table-cell>
          <table:table-cell table:number-columns-repeated="253"/>
        </table:table-row>
        <table:table-row table:style-name="ro2">
          <table:table-cell office:value-type="string">
            <text:p>TryExec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Exec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Path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Terminal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MimeType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Categorie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StartupNotify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StartupWMClas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URL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25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>
        <table:named-range table:name="key-type" table:base-cell-address="$Sheet1.$A$1" table:cell-range-address="$Sheet1.$A$2"/>
        <table:named-range table:name="key-version" table:base-cell-address="$Sheet1.$B$1" table:cell-range-address="$Sheet1.$A$3"/>
        <table:named-range table:name="key-name" table:base-cell-address="$Sheet1.$C$1" table:cell-range-address="$Sheet1.$A$4"/>
        <table:named-range table:name="key-genericname" table:base-cell-address="$Sheet1.$D$1" table:cell-range-address="$Sheet1.$A$5"/>
        <table:named-range table:name="key-nodisplay" table:base-cell-address="$Sheet1.$E$1" table:cell-range-address="$Sheet1.$A$6"/>
        <table:named-range table:name="key-comment" table:base-cell-address="$Sheet1.$F$1" table:cell-range-address="$Sheet1.$A$7"/>
        <table:named-range table:name="key-icon" table:base-cell-address="$Sheet1.$G$1" table:cell-range-address="$Sheet1.$A$8"/>
        <table:named-range table:name="key-hidden" table:base-cell-address="$Sheet1.$H$1" table:cell-range-address="$Sheet1.$A$9"/>
        <table:named-range table:name="key-onlyshowin" table:base-cell-address="$Sheet1.$I$1" table:cell-range-address="$Sheet1.$A$10"/>
        <table:named-range table:name="key-tryexec" table:base-cell-address="$Sheet1.$J$1" table:cell-range-address="$Sheet1.$A$11"/>
        <table:named-range table:name="key-exec" table:base-cell-address="$Sheet1.$K$1" table:cell-range-address="$Sheet1.$A$12"/>
        <table:named-range table:name="key-path" table:base-cell-address="$Sheet1.$L$1" table:cell-range-address="$Sheet1.$A$13"/>
        <table:named-range table:name="key-terminal" table:base-cell-address="$Sheet1.$M$1" table:cell-range-address="$Sheet1.$A$14"/>
        <table:named-range table:name="key-mimetype" table:base-cell-address="$Sheet1.$N$1" table:cell-range-address="$Sheet1.$A$15"/>
        <table:named-range table:name="key-categories" table:base-cell-address="$Sheet1.$O$1" table:cell-range-address="$Sheet1.$A$16"/>
        <table:named-range table:name="key-startupnotify" table:base-cell-address="$Sheet1.$P$1" table:cell-range-address="$Sheet1.$A$17"/>
        <table:named-range table:name="key-startupwmclass" table:base-cell-address="$Sheet1.$Q$1" table:cell-range-address="$Sheet1.$A$18"/>
        <table:named-range table:name="key-url" table:base-cell-address="$Sheet1.$R$1" table:cell-range-address="$Sheet1.$A$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8">18/05/2007</text:date>, <text:time>07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Marius Scurtescu</meta:initial-creator>
    <meta:creation-date>2007-05-18T07:42:31</meta:creation-date>
    <dc:creator>Marius Scurtescu</dc:creator>
    <dc:date>2007-05-18T07:46:57</dc:date>
    <dc:language>en-CA</dc:language>
    <meta:editing-cycles>3</meta:editing-cycles>
    <meta:user-defined meta:name="Info 1"/>
    <meta:user-defined meta:name="Info 2"/>
    <meta:user-defined meta:name="Info 3"/>
    <meta:user-defined meta:name="Info 4"/>
    <meta:document-statistic meta:table-count="3" meta:cell-count="57"/>
  </office:meta>
</office:document-meta>
</file>